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e_20_Dott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Fine_20_Dotted" svg:stroke-width="0.1cm" svg:stroke-color="#ff950e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cm" draw:marker-start-width="0.2cm" draw:marker-end-width="0.2cm" draw:fill="solid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66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66"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solid" draw:stroke-dash="Ultrafine_20_Dashed"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xml:id="id10" draw:id="id10">
          <draw:custom-shape draw:style-name="gr1" draw:text-style-name="P1" xml:id="id1" draw:id="id1" draw:layer="layout" svg:width="6.4cm" svg:height="8cm" svg:x="2cm" svg:y="8.6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6" draw:id="id6" draw:layer="layout" svg:width="4.2cm" svg:height="5.4cm" svg:x="2.6cm" svg:y="10.6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custom-shape draw:style-name="gr3" draw:text-style-name="P1" draw:layer="layout" svg:width="7.2cm" svg:height="7cm" svg:x="20cm" svg:y="9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3" draw:id="id3" draw:layer="layout" svg:width="4.6cm" svg:height="3.6cm" svg:x="22cm" svg:y="10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2" xml:id="id8" draw:id="id8" draw:layer="layout" svg:width="2.796cm" svg:height="0.962cm" svg:x="13.519cm" svg:y="5.65cm">
          <draw:text-box>
            <text:p><text:span text:style-name="T1">TRAITS</text:span></text:p>
          </draw:text-box>
        </draw:frame>
        <draw:frame draw:style-name="gr5" xml:id="id2" draw:id="id2" draw:layer="layout" svg:width="5.019cm" svg:height="0.962cm" svg:x="12.408cm" svg:y="16.638cm">
          <draw:text-box>
            <text:p><text:span text:style-name="T2">DISTRIBUTION</text:span></text:p>
          </draw:text-box>
        </draw:frame>
        <draw:frame draw:style-name="gr5" xml:id="id4" draw:id="id4" draw:layer="layout" svg:width="5.265cm" svg:height="0.962cm" svg:x="12.285cm" svg:y="10.012cm">
          <draw:text-box>
            <text:p><text:span text:style-name="T2">INTERACTIONS</text:span></text:p>
          </draw:text-box>
        </draw:frame>
        <draw:frame draw:style-name="gr5" draw:text-style-name="P2" xml:id="id5" draw:id="id5" draw:layer="layout" svg:width="2.796cm" svg:height="0.962cm" svg:x="13.519cm" svg:y="13.212cm">
          <draw:text-box>
            <text:p><text:span text:style-name="T1">CO-OC.</text:span></text:p>
          </draw:text-box>
        </draw:frame>
        <draw:frame draw:style-name="gr5" draw:text-style-name="P2" xml:id="id7" draw:id="id7" draw:layer="layout" svg:width="5.193cm" svg:height="0.962cm" svg:x="6.2cm" svg:y="2.2cm">
          <draw:text-box>
            <text:p><text:span text:style-name="T1">ENVIRONMENT</text:span></text:p>
          </draw:text-box>
        </draw:frame>
        <draw:frame draw:style-name="gr5" draw:text-style-name="P2" xml:id="id9" draw:id="id9" draw:layer="layout" svg:width="3.288cm" svg:height="0.962cm" svg:x="18.312cm" svg:y="2.238cm">
          <draw:text-box>
            <text:p><text:span text:style-name="T1">HISTORY</text:span></text:p>
          </draw:text-box>
        </draw:frame>
        <draw:connector draw:style-name="gr6" draw:text-style-name="P1" draw:layer="layout" draw:type="line" svg:x1="7.463cm" svg:y1="15.441cm" svg:x2="12.408cm" svg:y2="17.119cm" draw:start-shape="id1" draw:start-glue-point="9" draw:end-shape="id2" draw:end-glue-point="3" svg:d="m7463 15441 4945 1678" svg:viewBox="0 0 4946 1679">
          <text:p/>
        </draw:connector>
        <draw:connector draw:style-name="gr6" draw:text-style-name="P1" draw:layer="layout" draw:type="line" svg:x1="17.427cm" svg:y1="17.119cm" svg:x2="22.673cm" svg:y2="13.185cm" draw:start-shape="id2" draw:start-glue-point="1" draw:end-shape="id3" draw:end-glue-point="7" svg:d="m17427 17119 5246-3934" svg:viewBox="0 0 5247 3935">
          <text:p/>
        </draw:connector>
        <draw:connector draw:style-name="gr6" draw:text-style-name="P1" draw:layer="layout" draw:type="line" svg:x1="22cm" svg:y1="11.912cm" svg:x2="17.55cm" svg:y2="10.493cm" draw:start-shape="id3" draw:start-glue-point="6" draw:end-shape="id4" draw:end-glue-point="1" svg:d="m22000 11912-4450-1419" svg:viewBox="0 0 4451 1420">
          <text:p/>
        </draw:connector>
        <draw:connector draw:style-name="gr7" draw:text-style-name="P1" draw:layer="layout" draw:type="line" svg:x1="14.917cm" svg:y1="16.638cm" svg:x2="14.917cm" svg:y2="14.174cm" draw:start-shape="id2" draw:start-glue-point="0" draw:end-shape="id5" draw:end-glue-point="2" svg:d="m14917 16638v-2464" svg:viewBox="0 0 1 2465">
          <text:p/>
        </draw:connector>
        <draw:connector draw:style-name="gr7" draw:text-style-name="P1" draw:layer="layout" draw:type="line" svg:x1="14.917cm" svg:y1="13.212cm" svg:x2="14.917cm" svg:y2="10.974cm" draw:start-shape="id5" draw:start-glue-point="0" draw:end-shape="id4" draw:end-glue-point="2" svg:d="m14917 13212v-2238" svg:viewBox="0 0 1 2239">
          <text:p/>
        </draw:connector>
        <draw:connector draw:style-name="gr6" draw:text-style-name="P1" draw:layer="layout" draw:type="line" svg:x1="12.285cm" svg:y1="10.493cm" svg:x2="6.185cm" svg:y2="11.402cm" draw:start-shape="id4" draw:start-glue-point="3" draw:end-shape="id6" draw:end-glue-point="11" svg:d="m12285 10493-6100 909" svg:viewBox="0 0 6101 910">
          <text:p/>
        </draw:connector>
        <draw:frame draw:style-name="gr5" draw:layer="layout" svg:width="1.878cm" svg:height="0.962cm" svg:x="3.722cm" svg:y="12.8cm">
          <draw:text-box>
            <text:p>Grin.</text:p>
          </draw:text-box>
        </draw:frame>
        <draw:frame draw:style-name="gr5" draw:layer="layout" svg:width="1.243cm" svg:height="0.962cm" svg:x="23.757cm" svg:y="11.638cm">
          <draw:text-box>
            <text:p>Elt</text:p>
          </draw:text-box>
        </draw:frame>
        <draw:connector draw:style-name="gr6" draw:text-style-name="P1" draw:layer="layout" draw:type="curve" svg:x1="11.393cm" svg:y1="2.681cm" svg:x2="14.917cm" svg:y2="5.65cm" draw:start-shape="id7" draw:start-glue-point="1" draw:end-shape="id8" draw:end-glue-point="0" svg:d="m11393 2681c2350 0 3524 989 3524 2969" svg:viewBox="0 0 3525 2970">
          <text:p/>
        </draw:connector>
        <draw:connector draw:style-name="gr6" draw:text-style-name="P1" draw:layer="layout" draw:type="curve" svg:x1="18.312cm" svg:y1="2.719cm" svg:x2="14.917cm" svg:y2="5.65cm" draw:start-shape="id9" draw:start-glue-point="3" draw:end-shape="id8" draw:end-glue-point="0" svg:d="m18312 2719c-2264 0-3395 977-3395 2931" svg:viewBox="0 0 3396 2932">
          <text:p/>
        </draw:connector>
        <draw:connector draw:style-name="gr6" draw:text-style-name="P1" draw:layer="layout" draw:type="curve" draw:line-skew="0.626cm" svg:x1="14.917cm" svg:y1="6.612cm" svg:x2="5.2cm" svg:y2="8.612cm" draw:start-shape="id8" draw:start-glue-point="2" draw:end-shape="id10" svg:d="m14917 6612c0 2401-9717 1402-9717 2000" svg:viewBox="0 0 9718 2001">
          <text:p/>
        </draw:connector>
        <draw:connector draw:style-name="gr6" draw:text-style-name="P1" draw:layer="layout" draw:type="curve" draw:line-skew="1.176cm" svg:x1="14.917cm" svg:y1="6.612cm" svg:x2="23.6cm" svg:y2="9.112cm" draw:start-shape="id8" draw:start-glue-point="2" draw:end-shape="id11" svg:d="m14917 6612c0 3601 8683 2352 8683 2500" svg:viewBox="0 0 8684 2595">
          <text:p/>
        </draw:connector>
        <draw:connector draw:style-name="gr8" draw:text-style-name="P1" draw:layer="layout" draw:type="curve" svg:x1="5.2cm" svg:y1="8.612cm" svg:x2="13.519cm" svg:y2="6.131cm" draw:start-shape="id10" draw:start-glue-point="0" draw:end-shape="id8" draw:end-glue-point="3" svg:d="m5200 8612c0-1654 2773-2481 8319-2481" svg:viewBox="0 0 8320 2482">
          <text:p text:style-name="P1"/>
        </draw:connector>
        <draw:connector draw:style-name="gr9" draw:text-style-name="P1" draw:layer="layout" draw:type="curve" svg:x1="23.6cm" svg:y1="9.112cm" svg:x2="16.315cm" svg:y2="6.131cm" draw:start-shape="id11" draw:start-glue-point="0" draw:end-shape="id8" draw:end-glue-point="1" svg:d="m23600 9112c0-1988-2428-2981-7285-2981" svg:viewBox="0 0 7286 2982">
          <text:p/>
        </draw:connector>
        <presentation:notes draw:style-name="dp2">
          <draw:page-thumbnail draw:style-name="gr10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line draw:style-name="gr6" draw:text-style-name="P3" draw:layer="layout" svg:x1="4cm" svg:y1="13.8cm" svg:x2="4cm" svg:y2="7cm">
          <text:p/>
        </draw:line>
        <draw:line draw:style-name="gr6" draw:text-style-name="P3" draw:layer="layout" svg:x1="0.8cm" svg:y1="10.4cm" svg:x2="7.4cm" svg:y2="10.4cm">
          <text:p/>
        </draw:line>
        <draw:line draw:style-name="gr6" draw:text-style-name="P1" draw:layer="layout" svg:x1="13.9cm" svg:y1="6.6cm" svg:x2="13.9cm" svg:y2="1.4cm">
          <text:p/>
        </draw:line>
        <draw:line draw:style-name="gr6" draw:text-style-name="P1" draw:layer="layout" svg:x1="11.453cm" svg:y1="4cm" svg:x2="16.5cm" svg:y2="4cm">
          <text:p/>
        </draw:line>
        <draw:frame draw:style-name="gr5" draw:layer="layout" svg:width="4.803cm" svg:height="0.962cm" svg:x="1.6cm" svg:y="14.1cm">
          <draw:text-box>
            <text:p>Pred. Elt. niche</text:p>
          </draw:text-box>
        </draw:frame>
        <draw:custom-shape draw:style-name="gr11" draw:text-style-name="P1" draw:layer="layout" svg:width="0.8cm" svg:height="0.8cm" svg:x="0.6cm" svg:y="6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0.6cm" svg:height="0.6cm" svg:x="4.2cm" svg:y="10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cm" svg:height="0.6cm" svg:x="3cm" svg:y="9.6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6cm" svg:height="0.6cm" svg:x="5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8cm" svg:height="2cm" draw:transform="rotate (-0.689055988687361) translate (3.272cm 8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243cm" svg:height="5.687cm" draw:transform="skewX (0.116762526958421) rotate (-0.545764457098627) translate (4.514cm 6.6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5.015cm" svg:height="0.962cm" svg:x="11.997cm" svg:y="0.238cm">
          <draw:text-box>
            <text:p>Preys. Gr. niche</text:p>
          </draw:text-box>
        </draw:frame>
        <draw:custom-shape draw:style-name="gr11" draw:text-style-name="P1" draw:layer="layout" svg:width="0.6cm" svg:height="0.6cm" svg:x="10.3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6cm" svg:height="0.6cm" svg:x="10.7cm" svg:y="7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cm" svg:height="0.6cm" svg:x="10.7cm" svg:y="14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4" draw:layer="layout" svg:width="0.777cm" svg:height="0.806cm" svg:x="13.9cm" svg:y="3.2cm">
          <draw:text-box>
            <text:p><text:span text:style-name="T3">1</text:span></text:p>
          </draw:text-box>
        </draw:frame>
        <draw:frame draw:style-name="gr5" draw:text-style-name="P4" draw:layer="layout" svg:width="0.777cm" svg:height="0.806cm" svg:x="12.723cm" svg:y="3cm">
          <draw:text-box>
            <text:p><text:span text:style-name="T3">2</text:span></text:p>
          </draw:text-box>
        </draw:frame>
        <draw:frame draw:style-name="gr5" draw:text-style-name="P4" draw:layer="layout" svg:width="0.777cm" svg:height="0.806cm" svg:x="12.9cm" svg:y="4.394cm">
          <draw:text-box>
            <text:p><text:span text:style-name="T3">3</text:span></text:p>
          </draw:text-box>
        </draw:frame>
        <draw:frame draw:style-name="gr5" draw:text-style-name="P4" draw:layer="layout" svg:width="0.777cm" svg:height="0.806cm" svg:x="14.923cm" svg:y="2cm">
          <draw:text-box>
            <text:p><text:span text:style-name="T3">4</text:span></text:p>
          </draw:text-box>
        </draw:frame>
        <draw:frame draw:style-name="gr5" draw:text-style-name="P4" draw:layer="layout" svg:width="0.777cm" svg:height="0.806cm" svg:x="14.9cm" svg:y="5.2cm">
          <draw:text-box>
            <text:p><text:span text:style-name="T3">5</text:span></text:p>
          </draw:text-box>
        </draw:frame>
        <draw:line draw:style-name="gr6" draw:text-style-name="P1" draw:layer="layout" svg:x1="13.947cm" svg:y1="13cm" svg:x2="13.947cm" svg:y2="7.8cm">
          <text:p/>
        </draw:line>
        <draw:line draw:style-name="gr6" draw:text-style-name="P1" draw:layer="layout" svg:x1="11.5cm" svg:y1="10.4cm" svg:x2="16.547cm" svg:y2="10.4cm">
          <text:p/>
        </draw:line>
        <draw:frame draw:style-name="gr5" draw:text-style-name="P4" draw:layer="layout" svg:width="0.777cm" svg:height="0.806cm" svg:x="13.947cm" svg:y="9.6cm">
          <draw:text-box>
            <text:p><text:span text:style-name="T3">1</text:span></text:p>
          </draw:text-box>
        </draw:frame>
        <draw:frame draw:style-name="gr5" draw:text-style-name="P4" draw:layer="layout" svg:width="0.777cm" svg:height="0.806cm" svg:x="12.77cm" svg:y="9.4cm">
          <draw:text-box>
            <text:p><text:span text:style-name="T3">2</text:span></text:p>
          </draw:text-box>
        </draw:frame>
        <draw:frame draw:style-name="gr5" draw:text-style-name="P4" draw:layer="layout" svg:width="0.777cm" svg:height="0.806cm" svg:x="12.947cm" svg:y="10.794cm">
          <draw:text-box>
            <text:p><text:span text:style-name="T3">3</text:span></text:p>
          </draw:text-box>
        </draw:frame>
        <draw:frame draw:style-name="gr5" draw:text-style-name="P4" draw:layer="layout" svg:width="0.777cm" svg:height="0.806cm" svg:x="14.97cm" svg:y="8.4cm">
          <draw:text-box>
            <text:p><text:span text:style-name="T3">4</text:span></text:p>
          </draw:text-box>
        </draw:frame>
        <draw:frame draw:style-name="gr5" draw:text-style-name="P4" draw:layer="layout" svg:width="0.777cm" svg:height="0.806cm" svg:x="14.947cm" svg:y="11.6cm">
          <draw:text-box>
            <text:p><text:span text:style-name="T3">5</text:span></text:p>
          </draw:text-box>
        </draw:frame>
        <draw:line draw:style-name="gr6" draw:text-style-name="P1" draw:layer="layout" svg:x1="13.947cm" svg:y1="19.4cm" svg:x2="13.947cm" svg:y2="14.2cm">
          <text:p/>
        </draw:line>
        <draw:line draw:style-name="gr6" draw:text-style-name="P1" draw:layer="layout" svg:x1="11.5cm" svg:y1="16.8cm" svg:x2="16.547cm" svg:y2="16.8cm">
          <text:p/>
        </draw:line>
        <draw:frame draw:style-name="gr5" draw:text-style-name="P4" draw:layer="layout" svg:width="0.777cm" svg:height="0.806cm" svg:x="13.947cm" svg:y="16cm">
          <draw:text-box>
            <text:p><text:span text:style-name="T3">1</text:span></text:p>
          </draw:text-box>
        </draw:frame>
        <draw:frame draw:style-name="gr5" draw:text-style-name="P4" draw:layer="layout" svg:width="0.777cm" svg:height="0.806cm" svg:x="12.77cm" svg:y="15.8cm">
          <draw:text-box>
            <text:p><text:span text:style-name="T3">2</text:span></text:p>
          </draw:text-box>
        </draw:frame>
        <draw:frame draw:style-name="gr5" draw:text-style-name="P4" draw:layer="layout" svg:width="0.777cm" svg:height="0.806cm" svg:x="12.947cm" svg:y="17.194cm">
          <draw:text-box>
            <text:p><text:span text:style-name="T3">3</text:span></text:p>
          </draw:text-box>
        </draw:frame>
        <draw:frame draw:style-name="gr5" draw:text-style-name="P4" draw:layer="layout" svg:width="0.777cm" svg:height="0.806cm" svg:x="14.97cm" svg:y="14.8cm">
          <draw:text-box>
            <text:p><text:span text:style-name="T3">4</text:span></text:p>
          </draw:text-box>
        </draw:frame>
        <draw:frame draw:style-name="gr5" draw:text-style-name="P4" draw:layer="layout" svg:width="0.777cm" svg:height="0.806cm" svg:x="14.947cm" svg:y="18cm">
          <draw:text-box>
            <text:p><text:span text:style-name="T3">5</text:span></text:p>
          </draw:text-box>
        </draw:frame>
        <draw:custom-shape draw:style-name="gr13" draw:text-style-name="P1" draw:layer="layout" svg:width="4.329cm" svg:height="1.652cm" draw:transform="rotate (0.796742803535411) translate (12.119cm 17.4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5.031cm" svg:height="4.526cm" draw:transform="skewX (5.64145604032205E-017) rotate (0.796742803535411) translate (11.1cm 17.1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5.031cm" svg:height="4.526cm" draw:transform="skewX (5.64145604032205E-017) rotate (0.796742803535411) translate (11.5cm 10.6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412cm" svg:height="2.117cm" draw:transform="rotate (0.796742803535411) translate (12.1cm 10.5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0.997cm" svg:height="1.195cm" svg:x="8.8cm" svg:y="9.805cm">
          <draw:text-box>
            <text:p><text:span text:style-name="T4">+</text:span></text:p>
          </draw:text-box>
        </draw:frame>
        <draw:frame draw:style-name="gr5" draw:text-style-name="P5" draw:layer="layout" svg:width="0.997cm" svg:height="1.195cm" svg:x="19.801cm" svg:y="9.806cm">
          <draw:text-box>
            <text:p><text:span text:style-name="T4">=</text:span></text:p>
          </draw:text-box>
        </draw:frame>
        <draw:custom-shape draw:style-name="gr11" draw:text-style-name="P1" xml:id="id12" draw:id="id12" draw:layer="layout" svg:width="0.8cm" svg:height="0.8cm" svg:x="23.6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14" draw:id="id14" draw:layer="layout" svg:width="0.6cm" svg:height="0.6cm" svg:x="24.6cm" svg:y="5.5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xml:id="id13" draw:id="id13" draw:layer="layout" svg:width="0.6cm" svg:height="0.6cm" svg:x="23cm" svg:y="5.5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4cm" svg:y1="4.1cm" svg:x2="23.3cm" svg:y2="5.5cm" draw:start-shape="id12" draw:start-glue-point="6" draw:end-shape="id13" draw:end-glue-point="0" svg:d="m24000 4100-700 1400" svg:viewBox="0 0 701 1401">
          <text:p/>
        </draw:connector>
        <draw:connector draw:style-name="gr6" draw:text-style-name="P1" draw:layer="layout" draw:type="line" svg:x1="24cm" svg:y1="4.1cm" svg:x2="24.9cm" svg:y2="5.5cm" draw:start-shape="id12" draw:start-glue-point="6" draw:end-shape="id14" draw:end-glue-point="4" svg:d="m24000 4100 900 1400" svg:viewBox="0 0 901 1401">
          <text:p/>
        </draw:connector>
        <draw:frame draw:style-name="gr15" draw:text-style-name="P6" draw:layer="layout" svg:width="3.711cm" svg:height="0.962cm" svg:x="22.089cm" svg:y="2.2cm">
          <draw:text-box>
            <text:p><text:span text:style-name="T2">Sites 1 &amp; 3</text:span></text:p>
          </draw:text-box>
        </draw:frame>
        <draw:custom-shape draw:style-name="gr11" draw:text-style-name="P1" xml:id="id15" draw:id="id15" draw:layer="layout" svg:width="0.8cm" svg:height="0.8cm" svg:x="23.711cm" svg:y="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16" draw:id="id16" draw:layer="layout" svg:width="0.6cm" svg:height="0.6cm" svg:x="23.811cm" svg:y="11.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draw:type="line" svg:x1="24.111cm" svg:y1="9.8cm" svg:x2="24.111cm" svg:y2="11.1cm" draw:start-shape="id15" draw:start-glue-point="6" draw:end-shape="id16" draw:end-glue-point="4" svg:d="m24111 9800v1300" svg:viewBox="0 0 1 1301">
          <text:p/>
        </draw:connector>
        <draw:frame draw:style-name="gr15" draw:text-style-name="P6" draw:layer="layout" svg:width="2.195cm" svg:height="0.962cm" svg:x="22.9cm" svg:y="7.9cm">
          <draw:text-box>
            <text:p><text:span text:style-name="T2">Site 2</text:span></text:p>
          </draw:text-box>
        </draw:frame>
        <draw:custom-shape draw:style-name="gr11" draw:text-style-name="P1" xml:id="id17" draw:id="id17" draw:layer="layout" svg:width="0.8cm" svg:height="0.8cm" svg:x="23.911cm" svg:y="1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18" draw:id="id18" draw:layer="layout" svg:width="0.6cm" svg:height="0.6cm" svg:x="24.011cm" svg:y="16.6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4.311cm" svg:y1="15.2cm" svg:x2="24.311cm" svg:y2="16.6cm" draw:start-shape="id17" draw:start-glue-point="6" draw:end-shape="id18" draw:end-glue-point="0" svg:d="m24311 15200v1400" svg:viewBox="0 0 1 1401">
          <text:p/>
        </draw:connector>
        <draw:frame draw:style-name="gr15" draw:text-style-name="P6" draw:layer="layout" svg:width="2.195cm" svg:height="0.962cm" svg:x="23.2cm" svg:y="13.3cm">
          <draw:text-box>
            <text:p><text:span text:style-name="T2">Site 4</text:span></text:p>
          </draw:text-box>
        </draw:frame>
        <presentation:notes draw:style-name="dp2">
          <draw:page-thumbnail draw:style-name="gr10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 Poisot</meta:initial-creator>
    <meta:creation-date>2013-09-27T13:04:51.560778979</meta:creation-date>
    <dc:date>2013-09-27T13:27:52.212409277</dc:date>
    <dc:creator>Tim Poisot</dc:creator>
    <meta:editing-duration>PT12M29S</meta:editing-duration>
    <meta:editing-cycles>8</meta:editing-cycles>
    <meta:generator>LibreOffice/4.1.1.2$Linux_x86 LibreOffice_project/410m0$Build-2</meta:generator>
    <meta:document-statistic meta:object-count="105"/>
  </office:meta>
</office:document-meta>
</file>